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107df5" officeooo:paragraph-rsid="00107df5" style:font-weight-asian="normal" style:font-weight-complex="normal"/>
    </style:style>
    <style:style style:name="P2" style:family="paragraph" style:parent-style-name="Standard">
      <style:paragraph-properties fo:text-align="start" style:justify-single-word="false" style:writing-mode="lr-tb"/>
      <style:text-properties fo:font-weight="normal" officeooo:rsid="00107df5" officeooo:paragraph-rsid="00931d37" style:font-weight-asian="normal" style:font-weight-complex="normal"/>
    </style:style>
    <style:style style:name="P3" style:family="paragraph" style:parent-style-name="Standard">
      <style:paragraph-properties fo:text-align="start" style:justify-single-word="false"/>
      <style:text-properties fo:font-weight="normal" officeooo:rsid="003eb4fa" officeooo:paragraph-rsid="00520fb8" style:font-weight-asian="normal" style:font-weight-complex="normal"/>
    </style:style>
    <style:style style:name="P4" style:family="paragraph" style:parent-style-name="Standard">
      <style:text-properties fo:font-weight="normal" officeooo:rsid="00655885" officeooo:paragraph-rsid="00655885" style:font-weight-asian="normal" style:font-weight-complex="normal"/>
    </style:style>
    <style:style style:name="P5" style:family="paragraph" style:parent-style-name="Standard">
      <style:paragraph-properties fo:text-align="start" style:justify-single-word="false" style:writing-mode="lr-tb"/>
      <style:text-properties fo:font-weight="normal" officeooo:rsid="0088bc09" officeooo:paragraph-rsid="0088fea4" style:font-weight-asian="normal" style:font-weight-complex="normal"/>
    </style:style>
    <style:style style:name="P6" style:family="paragraph" style:parent-style-name="Standard">
      <style:paragraph-properties fo:text-align="start" style:justify-single-word="false" style:writing-mode="lr-tb"/>
      <style:text-properties fo:font-weight="normal" officeooo:rsid="0088fea4" officeooo:paragraph-rsid="008deee7" style:font-weight-asian="normal" style:font-weight-complex="normal"/>
    </style:style>
    <style:style style:name="P7" style:family="paragraph" style:parent-style-name="Standard">
      <style:paragraph-properties fo:text-align="start" style:justify-single-word="false" style:writing-mode="lr-tb"/>
      <style:text-properties fo:font-weight="normal" officeooo:rsid="009573a6" officeooo:paragraph-rsid="009573a6" style:font-weight-asian="normal" style:font-weight-complex="normal"/>
    </style:style>
    <style:style style:name="P8" style:family="paragraph" style:parent-style-name="Standard">
      <style:paragraph-properties fo:text-align="start" style:justify-single-word="false"/>
      <style:text-properties fo:font-weight="normal" officeooo:rsid="00972292" officeooo:paragraph-rsid="0098d816" style:font-weight-asian="normal" style:font-weight-complex="normal"/>
    </style:style>
    <style:style style:name="P9" style:family="paragraph" style:parent-style-name="Standard">
      <style:paragraph-properties fo:text-align="start" style:justify-single-word="false" style:writing-mode="lr-tb"/>
      <style:text-properties fo:font-weight="normal" officeooo:rsid="0098d816" officeooo:paragraph-rsid="0099c317" style:font-weight-asian="normal" style:font-weight-complex="normal"/>
    </style:style>
    <style:style style:name="P10" style:family="paragraph" style:parent-style-name="Standard">
      <style:paragraph-properties fo:text-align="start" style:justify-single-word="false" style:writing-mode="lr-tb"/>
      <style:text-properties fo:font-weight="normal" officeooo:rsid="009ddce5" officeooo:paragraph-rsid="009f9036" style:font-weight-asian="normal" style:font-weight-complex="normal"/>
    </style:style>
    <style:style style:name="P11" style:family="paragraph" style:parent-style-name="Standard">
      <style:paragraph-properties fo:text-align="start" style:justify-single-word="false" style:writing-mode="lr-tb"/>
      <style:text-properties fo:font-weight="normal" officeooo:rsid="00a44c74" officeooo:paragraph-rsid="00a44c74" style:font-weight-asian="normal" style:font-weight-complex="normal"/>
    </style:style>
    <style:style style:name="P12" style:family="paragraph" style:parent-style-name="Standard">
      <style:paragraph-properties fo:text-align="start" style:justify-single-word="false" style:writing-mode="lr-tb"/>
      <style:text-properties fo:font-weight="normal" officeooo:rsid="00a44c74" officeooo:paragraph-rsid="00a5ed3e" style:font-weight-asian="normal" style:font-weight-complex="normal"/>
    </style:style>
    <style:style style:name="P13" style:family="paragraph" style:parent-style-name="Standard">
      <style:paragraph-properties fo:text-align="start" style:justify-single-word="false" style:writing-mode="lr-tb"/>
      <style:text-properties fo:font-weight="normal" officeooo:rsid="00a6f938" officeooo:paragraph-rsid="00a6f938" style:font-weight-asian="normal" style:font-weight-complex="normal"/>
    </style:style>
    <style:style style:name="P14" style:family="paragraph" style:parent-style-name="Standard">
      <style:paragraph-properties fo:text-align="start" style:justify-single-word="false" style:writing-mode="lr-tb"/>
      <style:text-properties fo:font-weight="normal" officeooo:rsid="00aabf5f" officeooo:paragraph-rsid="00aabf5f" style:font-weight-asian="normal" style:font-weight-complex="normal"/>
    </style:style>
    <style:style style:name="P15" style:family="paragraph" style:parent-style-name="Standard">
      <style:paragraph-properties fo:text-align="start" style:justify-single-word="false" style:writing-mode="lr-tb"/>
      <style:text-properties fo:font-weight="normal" officeooo:rsid="00ac30f5" officeooo:paragraph-rsid="00ac30f5" style:font-weight-asian="normal" style:font-weight-complex="normal"/>
    </style:style>
    <style:style style:name="P16" style:family="paragraph" style:parent-style-name="Standard">
      <style:paragraph-properties fo:text-align="justify" style:justify-single-word="false" style:writing-mode="lr-tb"/>
      <style:text-properties fo:font-weight="normal" officeooo:rsid="00236323" officeooo:paragraph-rsid="00c764a5" style:font-weight-asian="normal" style:font-weight-complex="normal"/>
    </style:style>
    <style:style style:name="P17" style:family="paragraph" style:parent-style-name="Standard">
      <style:text-properties fo:font-weight="normal" officeooo:rsid="00c8e090" officeooo:paragraph-rsid="00e49109" style:font-weight-asian="normal" style:font-weight-complex="normal"/>
    </style:style>
    <style:style style:name="P18" style:family="paragraph" style:parent-style-name="Standard">
      <style:text-properties officeooo:paragraph-rsid="00832143"/>
    </style:style>
    <style:style style:name="P19" style:family="paragraph" style:parent-style-name="Standard">
      <style:paragraph-properties fo:text-align="start" style:justify-single-word="false"/>
      <style:text-properties fo:font-weight="bold" officeooo:rsid="00107df5" officeooo:paragraph-rsid="0084921f" style:font-weight-asian="bold" style:font-weight-complex="bold"/>
    </style:style>
    <style:style style:name="P20" style:family="paragraph" style:parent-style-name="Standard">
      <style:paragraph-properties fo:text-align="start" style:justify-single-word="false"/>
      <style:text-properties fo:font-weight="bold" officeooo:rsid="00107df5" officeooo:paragraph-rsid="00855cc8" style:font-weight-asian="bold" style:font-weight-complex="bold"/>
    </style:style>
    <style:style style:name="P21" style:family="paragraph" style:parent-style-name="Standard">
      <style:paragraph-properties fo:text-align="start" style:justify-single-word="false" style:writing-mode="lr-tb"/>
      <style:text-properties fo:font-weight="bold" officeooo:rsid="00107df5" officeooo:paragraph-rsid="00972292" style:font-weight-asian="bold" style:font-weight-complex="bold"/>
    </style:style>
    <style:style style:name="P22" style:family="paragraph" style:parent-style-name="Standard">
      <style:paragraph-properties fo:text-align="start" style:justify-single-word="false" style:writing-mode="lr-tb"/>
      <style:text-properties fo:font-weight="bold" officeooo:rsid="00107df5" officeooo:paragraph-rsid="009ab995" style:font-weight-asian="bold" style:font-weight-complex="bold"/>
    </style:style>
    <style:style style:name="P23" style:family="paragraph" style:parent-style-name="Standard">
      <style:paragraph-properties fo:text-align="start" style:justify-single-word="false" style:writing-mode="lr-tb"/>
      <style:text-properties fo:font-weight="bold" officeooo:rsid="00107df5" officeooo:paragraph-rsid="00a0ad2c" style:font-weight-asian="bold" style:font-weight-complex="bold"/>
    </style:style>
    <style:style style:name="P24" style:family="paragraph" style:parent-style-name="Standard">
      <style:paragraph-properties fo:text-align="start" style:justify-single-word="false" style:writing-mode="lr-tb"/>
      <style:text-properties fo:font-weight="bold" officeooo:rsid="00107df5" officeooo:paragraph-rsid="00a6f938" style:font-weight-asian="bold" style:font-weight-complex="bold"/>
    </style:style>
    <style:style style:name="P25" style:family="paragraph" style:parent-style-name="Standard">
      <style:paragraph-properties fo:text-align="start" style:justify-single-word="false" style:writing-mode="lr-tb"/>
      <style:text-properties fo:font-weight="bold" officeooo:rsid="00107df5" officeooo:paragraph-rsid="00ac30f5" style:font-weight-asian="bold" style:font-weight-complex="bold"/>
    </style:style>
    <style:style style:name="P26" style:family="paragraph" style:parent-style-name="Standard">
      <style:text-properties fo:font-weight="bold" officeooo:rsid="00107df5" officeooo:paragraph-rsid="0084921f" style:font-weight-asian="bold" style:font-weight-complex="bold"/>
    </style:style>
    <style:style style:name="P27" style:family="paragraph" style:parent-style-name="Standard">
      <style:paragraph-properties fo:text-align="start" style:justify-single-word="false" style:writing-mode="lr-tb"/>
      <style:text-properties fo:font-weight="bold" officeooo:rsid="009573a6" officeooo:paragraph-rsid="009573a6" style:font-weight-asian="bold" style:font-weight-complex="bold"/>
    </style:style>
    <style:style style:name="P28" style:family="paragraph" style:parent-style-name="Standard">
      <style:paragraph-properties fo:text-align="start" style:justify-single-word="false" style:writing-mode="lr-tb"/>
      <style:text-properties fo:font-weight="bold" officeooo:rsid="00a6f938" officeooo:paragraph-rsid="00a6f938" style:font-weight-asian="bold" style:font-weight-complex="bold"/>
    </style:style>
    <style:style style:name="P29" style:family="paragraph" style:parent-style-name="Standard">
      <style:paragraph-properties fo:text-align="start" style:justify-single-word="false" style:writing-mode="lr-tb"/>
      <style:text-properties fo:font-weight="bold" officeooo:rsid="00aabf5f" officeooo:paragraph-rsid="00aabf5f" style:font-weight-asian="bold" style:font-weight-complex="bold"/>
    </style:style>
    <style:style style:name="P30" style:family="paragraph" style:parent-style-name="Standard">
      <style:text-properties officeooo:rsid="00107df5" officeooo:paragraph-rsid="0084921f"/>
    </style:style>
    <style:style style:name="P31" style:family="paragraph" style:parent-style-name="Standard">
      <style:paragraph-properties style:writing-mode="lr-tb"/>
      <style:text-properties officeooo:paragraph-rsid="008fc8f9"/>
    </style:style>
    <style:style style:name="P32" style:family="paragraph" style:parent-style-name="Standard">
      <style:paragraph-properties fo:text-align="start" style:justify-single-word="false" style:writing-mode="lr-tb"/>
      <style:text-properties officeooo:paragraph-rsid="00a84aaa"/>
    </style:style>
    <style:style style:name="P33" style:family="paragraph" style:parent-style-name="Standard">
      <style:text-properties style:text-underline-style="solid" style:text-underline-width="auto" style:text-underline-color="font-color"/>
    </style:style>
    <style:style style:name="P34" style:family="paragraph" style:parent-style-name="Standard">
      <style:text-properties officeooo:rsid="00af5c92" officeooo:paragraph-rsid="00af5c92"/>
    </style:style>
    <style:style style:name="P35" style:family="paragraph" style:parent-style-name="Standard">
      <style:text-properties fo:color="#000000" loext:opacity="100%" fo:font-weight="normal" officeooo:rsid="00655885" officeooo:paragraph-rsid="00655885" style:font-weight-asian="normal" style:font-weight-complex="normal"/>
    </style:style>
    <style:style style:name="P36" style:family="paragraph" style:parent-style-name="Standard">
      <style:text-properties fo:color="#000000" loext:opacity="100%" fo:font-weight="bold" officeooo:rsid="00107df5" officeooo:paragraph-rsid="00107df5" style:font-weight-asian="bold" style:font-weight-complex="bold"/>
    </style:style>
    <style:style style:name="P37" style:family="paragraph" style:parent-style-name="Standard">
      <style:paragraph-properties fo:text-align="justify" style:justify-single-word="false"/>
      <style:text-properties fo:color="#000000" loext:opacity="100%" fo:font-weight="bold" style:font-weight-asian="bold" style:font-weight-complex="bold"/>
    </style:style>
    <style:style style:name="P38" style:family="paragraph" style:parent-style-name="Standard">
      <style:text-properties officeooo:rsid="00d6d65c" officeooo:paragraph-rsid="00d6d65c"/>
    </style:style>
    <style:style style:name="P39" style:family="paragraph" style:parent-style-name="Standard">
      <style:paragraph-properties style:writing-mode="lr-tb"/>
      <style:text-properties officeooo:rsid="00e9df66" officeooo:paragraph-rsid="00e9df66"/>
    </style:style>
    <style:style style:name="P40" style:family="paragraph" style:parent-style-name="Standard">
      <style:text-properties officeooo:rsid="00eb11c6" officeooo:paragraph-rsid="00eb11c6"/>
    </style:style>
    <style:style style:name="P41" style:family="paragraph" style:parent-style-name="Standard">
      <style:paragraph-properties style:writing-mode="lr-tb"/>
      <style:text-properties officeooo:rsid="00ece148" officeooo:paragraph-rsid="00ece148"/>
    </style:style>
    <style:style style:name="P42" style:family="paragraph" style:parent-style-name="Standard">
      <style:text-properties fo:font-weight="normal" officeooo:rsid="00655885" officeooo:paragraph-rsid="00832143" style:font-weight-asian="normal" style:font-weight-complex="normal"/>
    </style:style>
    <style:style style:name="P43" style:family="paragraph" style:parent-style-name="Standard">
      <style:text-properties fo:font-weight="normal" officeooo:rsid="00655885" officeooo:paragraph-rsid="00655885" style:font-weight-asian="normal" style:font-weight-complex="normal"/>
    </style:style>
    <style:style style:name="P44" style:family="paragraph" style:parent-style-name="Standard">
      <style:paragraph-properties fo:text-align="start" style:justify-single-word="false"/>
      <style:text-properties fo:font-weight="normal" officeooo:rsid="00c8e090" style:font-weight-asian="normal" style:font-weight-complex="normal"/>
    </style:style>
    <style:style style:name="P45" style:family="paragraph" style:parent-style-name="Standard">
      <style:text-properties fo:font-weight="normal" officeooo:rsid="00c8e090" officeooo:paragraph-rsid="00fbf1a7" style:font-weight-asian="normal" style:font-weight-complex="normal"/>
    </style:style>
    <style:style style:name="P46" style:family="paragraph" style:parent-style-name="Standard">
      <style:paragraph-properties fo:text-align="start" style:justify-single-word="false" style:writing-mode="lr-tb"/>
      <style:text-properties officeooo:paragraph-rsid="00c30e7f"/>
    </style:style>
    <style:style style:name="P47" style:family="paragraph" style:parent-style-name="Standard">
      <style:paragraph-properties fo:text-align="start" style:justify-single-word="false" style:writing-mode="lr-tb"/>
      <style:text-properties officeooo:paragraph-rsid="00f72331"/>
    </style:style>
    <style:style style:name="P48" style:family="paragraph" style:parent-style-name="Standard">
      <style:paragraph-properties fo:text-align="start" style:justify-single-word="false"/>
      <style:text-properties officeooo:paragraph-rsid="00f8bb1e"/>
    </style:style>
    <style:style style:name="P49" style:family="paragraph" style:parent-style-name="Standard">
      <style:paragraph-properties fo:text-align="start" style:justify-single-word="false"/>
      <style:text-properties fo:font-weight="bold" officeooo:paragraph-rsid="00107df5" style:font-weight-asian="bold" style:font-weight-complex="bold"/>
    </style:style>
    <style:style style:name="P50" style:family="paragraph" style:parent-style-name="Standard">
      <style:text-properties fo:color="#000000" loext:opacity="100%" fo:font-weight="bold" officeooo:rsid="00107df5" officeooo:paragraph-rsid="00107df5" style:font-weight-asian="bold" style:font-weight-complex="bold"/>
    </style:style>
    <style:style style:name="P51" style:family="paragraph" style:parent-style-name="Standard">
      <style:paragraph-properties fo:text-align="justify" style:justify-single-word="false" style:writing-mode="lr-tb"/>
      <style:text-properties officeooo:paragraph-rsid="00f72331"/>
    </style:style>
    <style:style style:name="P52" style:family="paragraph" style:parent-style-name="Standard">
      <style:text-properties officeooo:paragraph-rsid="00ce2319"/>
    </style:style>
    <style:style style:name="P53" style:family="paragraph" style:parent-style-name="Standard">
      <style:text-properties officeooo:rsid="00d6d65c" officeooo:paragraph-rsid="00d6d65c"/>
    </style:style>
    <style:style style:name="P54" style:family="paragraph" style:parent-style-name="Text_20_body">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weight="normal" officeooo:rsid="00107df5" style:font-weight-asian="normal" style:font-weight-complex="normal"/>
    </style:style>
    <style:style style:name="T3" style:family="text">
      <style:text-properties fo:font-weight="normal" officeooo:rsid="0088fea4" style:font-weight-asian="normal" style:font-weight-complex="normal"/>
    </style:style>
    <style:style style:name="T4" style:family="text">
      <style:text-properties fo:font-weight="normal" officeooo:rsid="0089e144" style:font-weight-asian="normal" style:font-weight-complex="normal"/>
    </style:style>
    <style:style style:name="T5" style:family="text">
      <style:text-properties fo:font-weight="normal" officeooo:rsid="008b733a" style:font-weight-asian="normal" style:font-weight-complex="normal"/>
    </style:style>
    <style:style style:name="T6" style:family="text">
      <style:text-properties fo:font-weight="normal" officeooo:rsid="008deee7" style:font-weight-asian="normal" style:font-weight-complex="normal"/>
    </style:style>
    <style:style style:name="T7" style:family="text">
      <style:text-properties fo:font-weight="normal" officeooo:rsid="008f45f3" style:font-weight-asian="normal" style:font-weight-complex="normal"/>
    </style:style>
    <style:style style:name="T8" style:family="text">
      <style:text-properties fo:font-weight="normal" officeooo:rsid="009423ec" style:font-weight-asian="normal" style:font-weight-complex="normal"/>
    </style:style>
    <style:style style:name="T9" style:family="text">
      <style:text-properties fo:font-weight="normal" officeooo:rsid="00a6f938" style:font-weight-asian="normal" style:font-weight-complex="normal"/>
    </style:style>
    <style:style style:name="T10" style:family="text">
      <style:text-properties fo:font-weight="normal" officeooo:rsid="00a715ec" style:font-weight-asian="normal" style:font-weight-complex="normal"/>
    </style:style>
    <style:style style:name="T11" style:family="text">
      <style:text-properties fo:font-weight="normal" officeooo:rsid="00ac30f5" style:font-weight-asian="normal" style:font-weight-complex="normal"/>
    </style:style>
    <style:style style:name="T12" style:family="text">
      <style:text-properties fo:font-weight="normal" officeooo:rsid="00d9a510" style:font-weight-asian="normal" style:font-weight-complex="normal"/>
    </style:style>
    <style:style style:name="T13" style:family="text">
      <style:text-properties fo:font-weight="normal" officeooo:rsid="00cc1870" style:font-weight-asian="normal" style:font-weight-complex="normal"/>
    </style:style>
    <style:style style:name="T14" style:family="text">
      <style:text-properties fo:font-weight="normal" officeooo:rsid="00fbf1a7" style:font-weight-asian="normal" style:font-weight-complex="normal"/>
    </style:style>
    <style:style style:name="T15" style:family="text">
      <style:text-properties fo:font-weight="normal" officeooo:rsid="00fd9611" style:font-weight-asian="normal" style:font-weight-complex="normal"/>
    </style:style>
    <style:style style:name="T16" style:family="text">
      <style:text-properties fo:font-weight="normal" officeooo:rsid="00fe2e1a" style:font-weight-asian="normal" style:font-weight-complex="normal"/>
    </style:style>
    <style:style style:name="T17" style:family="text">
      <style:text-properties officeooo:rsid="0084921f"/>
    </style:style>
    <style:style style:name="T18" style:family="text">
      <style:text-properties officeooo:rsid="00855cc8"/>
    </style:style>
    <style:style style:name="T19" style:family="text">
      <style:text-properties officeooo:rsid="001fa457"/>
    </style:style>
    <style:style style:name="T20" style:family="text">
      <style:text-properties officeooo:rsid="0086d84d"/>
    </style:style>
    <style:style style:name="T21" style:family="text">
      <style:text-properties officeooo:rsid="0088fea4"/>
    </style:style>
    <style:style style:name="T22" style:family="text">
      <style:text-properties officeooo:rsid="008fc8f9"/>
    </style:style>
    <style:style style:name="T23" style:family="text">
      <style:text-properties officeooo:rsid="00931d37"/>
    </style:style>
    <style:style style:name="T24" style:family="text">
      <style:text-properties officeooo:rsid="00952932"/>
    </style:style>
    <style:style style:name="T25" style:family="text">
      <style:text-properties officeooo:rsid="00107df5"/>
    </style:style>
    <style:style style:name="T26" style:family="text">
      <style:text-properties officeooo:rsid="00972292"/>
    </style:style>
    <style:style style:name="T27" style:family="text">
      <style:text-properties officeooo:rsid="0098d816"/>
    </style:style>
    <style:style style:name="T28" style:family="text">
      <style:text-properties officeooo:rsid="0099c317"/>
    </style:style>
    <style:style style:name="T29" style:family="text">
      <style:text-properties officeooo:rsid="009ab995"/>
    </style:style>
    <style:style style:name="T30" style:family="text">
      <style:text-properties officeooo:rsid="009c1fe1"/>
    </style:style>
    <style:style style:name="T31" style:family="text">
      <style:text-properties style:text-underline-style="none" officeooo:rsid="00931d37"/>
    </style:style>
    <style:style style:name="T32" style:family="text">
      <style:text-properties officeooo:rsid="009ddce5"/>
    </style:style>
    <style:style style:name="T33" style:family="text">
      <style:text-properties officeooo:rsid="009f9036"/>
    </style:style>
    <style:style style:name="T34" style:family="text">
      <style:text-properties officeooo:rsid="00a0ad2c"/>
    </style:style>
    <style:style style:name="T35" style:family="text">
      <style:text-properties officeooo:rsid="00a12109"/>
    </style:style>
    <style:style style:name="T36" style:family="text">
      <style:text-properties officeooo:rsid="00a264d7"/>
    </style:style>
    <style:style style:name="T37" style:family="text">
      <style:text-properties officeooo:rsid="00a5ed3e"/>
    </style:style>
    <style:style style:name="T38" style:family="text">
      <style:text-properties officeooo:rsid="00a6f938"/>
    </style:style>
    <style:style style:name="T39" style:family="text">
      <style:text-properties officeooo:rsid="00a84aaa"/>
    </style:style>
    <style:style style:name="T40" style:family="text">
      <style:text-properties officeooo:rsid="00aa3ec2"/>
    </style:style>
    <style:style style:name="T41" style:family="text">
      <style:text-properties officeooo:rsid="00aabf5f"/>
    </style:style>
    <style:style style:name="T42" style:family="text">
      <style:text-properties officeooo:rsid="00ac30f5"/>
    </style:style>
    <style:style style:name="T43" style:family="text">
      <style:text-properties officeooo:rsid="00ae2602"/>
    </style:style>
    <style:style style:name="T44" style:family="text">
      <style:text-properties officeooo:rsid="00af5c92"/>
    </style:style>
    <style:style style:name="T45" style:family="text">
      <style:text-properties fo:color="#000000" loext:opacity="100%" fo:font-weight="normal" officeooo:rsid="00c30e7f" style:font-weight-asian="normal" style:font-weight-complex="normal"/>
    </style:style>
    <style:style style:name="T46" style:family="text">
      <style:text-properties fo:color="#000000" loext:opacity="100%" fo:font-weight="normal" officeooo:rsid="00f72331" style:font-weight-asian="normal" style:font-weight-complex="normal"/>
    </style:style>
    <style:style style:name="T47" style:family="text">
      <style:text-properties fo:color="#000000" loext:opacity="100%" fo:font-weight="normal" officeooo:rsid="00f8b1ec" style:font-weight-asian="normal" style:font-weight-complex="normal"/>
    </style:style>
    <style:style style:name="T48" style:family="text">
      <style:text-properties fo:color="#000000" loext:opacity="100%" officeooo:rsid="00c4349c"/>
    </style:style>
    <style:style style:name="T49" style:family="text">
      <style:text-properties fo:color="#000000" loext:opacity="100%" officeooo:rsid="00f66c2e"/>
    </style:style>
    <style:style style:name="T50" style:family="text">
      <style:text-properties fo:font-weight="bold" style:font-weight-asian="bold" style:font-weight-complex="bold"/>
    </style:style>
    <style:style style:name="T51" style:family="text">
      <style:text-properties fo:font-weight="bold" officeooo:rsid="00cc1870" style:font-weight-asian="bold" style:font-weight-complex="bold"/>
    </style:style>
    <style:style style:name="T52" style:family="text">
      <style:text-properties fo:font-weight="bold" officeooo:rsid="00f8bb1e" style:font-weight-asian="bold" style:font-weight-complex="bold"/>
    </style:style>
    <style:style style:name="T53" style:family="text">
      <style:text-properties fo:font-weight="bold" officeooo:rsid="00fa8d7b" style:font-weight-asian="bold" style:font-weight-complex="bold"/>
    </style:style>
    <style:style style:name="T54" style:family="text">
      <style:text-properties officeooo:rsid="00b9c2bb"/>
    </style:style>
    <style:style style:name="T55" style:family="text">
      <style:text-properties officeooo:rsid="00c764a5"/>
    </style:style>
    <style:style style:name="T56" style:family="text">
      <style:text-properties officeooo:rsid="003c043f" style:font-name-asian="Liberation Serif1" style:language-asian="hi" style:country-asian="IN" style:font-name-complex="Liberation Serif1"/>
    </style:style>
    <style:style style:name="T57" style:family="text">
      <style:text-properties style:font-name="Liberation Serif" fo:font-weight="normal" officeooo:rsid="00e49109" style:font-weight-asian="normal" style:font-weight-complex="normal"/>
    </style:style>
    <style:style style:name="T58" style:family="text">
      <style:text-properties officeooo:rsid="00d86adc"/>
    </style:style>
    <style:style style:name="T59" style:family="text">
      <style:text-properties officeooo:rsid="00d9a510"/>
    </style:style>
    <style:style style:name="T60" style:family="text">
      <style:text-properties officeooo:rsid="00e49109"/>
    </style:style>
    <style:style style:name="T61" style:family="text">
      <style:text-properties officeooo:rsid="00e9df66"/>
    </style:style>
    <style:style style:name="T62" style:family="text">
      <style:text-properties officeooo:rsid="00eb11c6"/>
    </style:style>
    <style:style style:name="T63" style:family="text">
      <style:text-properties officeooo:rsid="00eddeab"/>
    </style:style>
    <style:style style:name="T64" style:family="text">
      <style:text-properties officeooo:rsid="00f8bb1e"/>
    </style:style>
    <style:style style:name="T65" style:family="text">
      <style:text-properties officeooo:rsid="00fa8d7b"/>
    </style:style>
    <style:style style:name="T66" style:family="text">
      <style:text-properties officeooo:rsid="00ff7d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2">Dear Dr. </text:span>Rodriguez-Vega<text:span text:style-name="T2">,</text:span></text:p>
      <text:p text:style-name="P1"/>
      <text:p text:style-name="P42"><text:span text:style-name="T2"/></text:p>
      <text:p text:style-name="P4">Sincerely,<text:line-break/><text:line-break/>Benjamin Michen<text:line-break/>Jan Carl Budich</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5"/>
      <text:p text:style-name="P36"/>
      <text:p text:style-name="P36"><text:soft-page-break/>------------------------------------------------------------------------------------------------</text:p>
      <text:p text:style-name="P36">Reply to Report of Referee A (Referee A in boldface)</text:p>
      <text:p text:style-name="P36">------------------------------------------------------------------------------------------------</text:p>
      <text:p text:style-name="P36"/>
      <text:p text:style-name="P49"><text:span text:style-name="T48">I would like to thank the authors for their detailed replies and the</text:span><text:span text:style-name="T49"> </text:span><text:span text:style-name="T48">effort they have put into revising</text:span><text:span text:style-name="T49"> </text:span><text:span text:style-name="T48">the manuscript “Quantum Hall Effect</text:span><text:span text:style-name="T49"> </text:span><text:span text:style-name="T48">without Chern Bands”. The revised version and the response clarify</text:span><text:span text:style-name="T49"> </text:span><text:span text:style-name="T48">several key points raised in the first round of review.<text:line-break/><text:line-break/>In particular, the authors now provide a more intuitive physical</text:span><text:span text:style-name="T49"> </text:span><text:span text:style-name="T48">picture of how disorder induces topology through a rounding mechanism</text:span><text:span text:style-name="T49"> </text:span><text:span text:style-name="T48">of the Hall conductance. This improved discussion makes the central</text:span><text:span text:style-name="T49"> </text:span><text:span text:style-name="T48">idea of the work more transparent. Furthermore, they have clearly</text:span><text:span text:style-name="T49"> </text:span><text:span text:style-name="T48">distinguished their mechanism from the well-known topological Anderson</text:span><text:span text:style-name="T49"> </text:span><text:span text:style-name="T48">insulator scenario, highlighting that in their case no</text:span><text:span text:style-name="T49"> </text:span><text:span text:style-name="T48">disorder-induced band inversion is required. This distinction</text:span><text:span text:style-name="T49"> </text:span><text:span text:style-name="T48">addresses concerns regarding novelty and sets their work apart from</text:span><text:span text:style-name="T49"> </text:span><text:span text:style-name="T48">earlier literature.<text:line-break/><text:line-break/>Overall, the manuscript has been significantly improved in clarity and</text:span><text:span text:style-name="T49"> </text:span><text:span text:style-name="T48">presentation. I therefore recommend the current version of the</text:span><text:span text:style-name="T49"> </text:span><text:span text:style-name="T48">manuscript for publication in Physical Review Letters.</text:span></text:p>
      <text:p text:style-name="P46"><text:span text:style-name="Strong_20_Emphasis"><text:span text:style-name="T45"/></text:span></text:p>
      <text:p text:style-name="P47"><text:span text:style-name="Strong_20_Emphasis"><text:span text:style-name="T46">We thank Referee A for their efforts in reviewing our </text:span></text:span><text:span text:style-name="Strong_20_Emphasis"><text:span text:style-name="T47">work </text:span></text:span><text:span text:style-name="Strong_20_Emphasis"><text:span text:style-name="T46">and their extensive feedback, which contributed greatly to improving the </text:span></text:span><text:span text:style-name="Strong_20_Emphasis"><text:span text:style-name="T47">original </text:span></text:span><text:span text:style-name="Strong_20_Emphasis"><text:span text:style-name="T46">manuscript.</text:span></text:span></text:p>
      <text:p text:style-name="P51"><text:span text:style-name="Strong_20_Emphasis"><text:span text:style-name="T46"/></text:span></text:p>
      <text:p text:style-name="P37">------------------------------------------------------------------------------------------------</text:p>
      <text:p text:style-name="P37">Reply to Report of Referee B (Referee B in boldface)</text:p>
      <text:p text:style-name="P37">------------------------------------------------------------------------------------------------</text:p>
      <text:p text:style-name="P48"><text:line-break/><text:span text:style-name="T50">I reviewed the revised version of the manuscript “Quantum Hall effect</text:span><text:span text:style-name="T52"> </text:span><text:span text:style-name="T50">without Chern bands”,</text:span><text:span text:style-name="T52"> </text:span><text:span text:style-name="T50">submitted for publication in Physical Review</text:span><text:span text:style-name="T52"> </text:span><text:span text:style-name="T50">Letters.</text:span><text:span text:style-name="T52"> </text:span></text:p>
      <text:p text:style-name="P48"><text:span text:style-name="T50"><text:line-break/>I generally find the authors’ replies to the questions and remarks</text:span><text:span text:style-name="T52"> </text:span><text:span text:style-name="T50">raised by all referees</text:span><text:span text:style-name="T52"> </text:span><text:span text:style-name="T50">persuasive.<text:line-break/><text:line-break/>In particular, the specificity of the novelty claims are now clearer</text:span><text:span text:style-name="T52"> </text:span><text:span text:style-name="T50">to me, and I believe that the</text:span><text:span text:style-name="T52"> </text:span><text:span text:style-name="T50">authors convincingly argue that the</text:span><text:span text:style-name="T52"> </text:span><text:span text:style-name="T50">references mentioned by Referee C do not imply the</text:span><text:span text:style-name="T52"> </text:span><text:span text:style-name="T50">phenomenon they</text:span><text:span text:style-name="T52"> </text:span><text:span text:style-name="T50">observe in this manuscript. I am not sure I completely understand the</text:span><text:span text:style-name="T52"> </text:span><text:span text:style-name="T50">authors’ reply to my question regarding the relation with Ref. [31]</text:span><text:span text:style-name="T52"> </text:span><text:span text:style-name="T50">(Ref. [32] in the previous version). However, it is undoubtedly true</text:span><text:span text:style-name="T52"> </text:span><text:span text:style-name="T50">that the effect reported in that work requires a</text:span><text:span text:style-name="T52"> </text:span><text:span text:style-name="T50">nonzero coupling to</text:span><text:span text:style-name="T52"> </text:span><text:span text:style-name="T50">topologically non-trivial Chern bands, a feature that is completely</text:span><text:span text:style-name="T52"> </text:span><text:span text:style-name="T50">absent here. This is arguably enough to establish novelty in my</text:span><text:span text:style-name="T52"> </text:span><text:span text:style-name="T50">opinion.</text:span></text:p>
      <text:p text:style-name="P44"/>
      <text:p text:style-name="P54">We thank Referee B for <text:span text:style-name="T64">taking the time to review our manuscript again and </text:span>their <text:span text:style-name="T64">benevolent feedback.</text:span><text:span text:style-name="T65"> We also greatly appreciate their detailed suggestions for improvement in the previous round of reports.</text:span></text:p>
      <text:p text:style-name="P52"><text:span text:style-name="T13"><text:s/></text:span><text:span text:style-name="Strong_20_Emphasis"><text:span text:style-name="T51">------------------------------------------------------------------------------------------------<text:line-break/>As a final remark, I still find the discussion on the spectral</text:span></text:span><text:span text:style-name="Strong_20_Emphasis"><text:span text:style-name="T53"> </text:span></text:span><text:span text:style-name="Strong_20_Emphasis"><text:span text:style-name="T51">localizer rather hard to follow</text:span></text:span><text:span text:style-name="Strong_20_Emphasis"><text:span text:style-name="T53"> </text:span></text:span><text:span text:style-name="Strong_20_Emphasis"><text:span text:style-name="T51">(notably, in contrast with the rest of</text:span></text:span><text:span text:style-name="Strong_20_Emphasis"><text:span text:style-name="T53"> </text:span></text:span><text:span text:style-name="Strong_20_Emphasis"><text:span text:style-name="T51">the text which is rather accessible), probably due to the</text:span></text:span><text:span text:style-name="Strong_20_Emphasis"><text:span text:style-name="T53"> </text:span></text:span><text:span text:style-name="Strong_20_Emphasis"><text:span text:style-name="T51">high</text:span></text:span><text:span text:style-name="Strong_20_Emphasis"><text:span text:style-name="T53"> </text:span></text:span><text:span text:style-name="Strong_20_Emphasis"><text:span text:style-name="T51">“compression” of the text. I understand that the analysis of the</text:span></text:span><text:span text:style-name="Strong_20_Emphasis"><text:span text:style-name="T53"> </text:span></text:span><text:span text:style-name="Strong_20_Emphasis"><text:span text:style-name="T51">spectral localizer is meant as a complementary argument reinforcing</text:span></text:span><text:span text:style-name="Strong_20_Emphasis"><text:span text:style-name="T53"> </text:span></text:span><text:span text:style-name="Strong_20_Emphasis"><text:span text:style-name="T51">the results based on transport calculations; still it would be perhaps</text:span></text:span><text:span text:style-name="Strong_20_Emphasis"><text:span text:style-name="T53"> </text:span></text:span><text:span text:style-name="Strong_20_Emphasis"><text:span text:style-name="T51">useful for readers that part of the authors’ replies to questions #2<text:line-break/>and #3 in my previous report be included in some form in the</text:span></text:span><text:span text:style-name="Strong_20_Emphasis"><text:span text:style-name="T53"> </text:span></text:span><text:span text:style-name="Strong_20_Emphasis"><text:span text:style-name="T51">supplemental material.</text:span></text:span></text:p>
      <text:p text:style-name="P45"><text:soft-page-break/><text:span text:style-name="Strong_20_Emphasis"><text:span text:style-name="T14">The spectral localizer analysis is indeed an intricate topic</text:span></text:span><text:span text:style-name="Strong_20_Emphasis"><text:span text:style-name="T16">. We have revised Section 5 of the appendix to </text:span></text:span><text:span text:style-name="Strong_20_Emphasis"><text:span text:style-name="T14">include the gist of the replies to question #2 and #3 </text:span></text:span><text:span text:style-name="Strong_20_Emphasis"><text:span text:style-name="T15">of the previous report </text:span></text:span><text:span text:style-name="Strong_20_Emphasis"><text:span text:style-name="T16">for additional clarity.</text:span></text:span></text:p>
      <text:p text:style-name="P17"><text:span text:style-name="Strong_20_Emphasis"><text:span text:style-name="T57"/></text:span></text:p>
      <text:p text:style-name="P26"><text:span text:style-name="T58"><text:s/></text:span>------------------------------------------------------------------------------------------------</text:p>
      <text:p text:style-name="P26">Reply to Report of Referee <text:span text:style-name="T17">C</text:span> (Referee <text:span text:style-name="T17">C</text:span> in boldface)</text:p>
      <text:p text:style-name="P26">------------------------------------------------------------------------------------------------</text:p>
      <text:p text:style-name="P30"/>
      <text:p text:style-name="P19">It is my pleasure to review "Quantum Hall Effect without Chern Bands"<text:span text:style-name="T18"> </text:span>by Benjamin Michen and Jan Carl Budich. The authors have demonstrated<text:span text:style-name="T18"> </text:span>that how a trivial Chern insulator can acquire finite Hall conductance<text:span text:style-name="T18"> </text:span>in presence of disorder. This has been verified with extensive<text:span text:style-name="T18"> </text:span>numerical calculation with both periodic and open boundary condition<text:span text:style-name="T18"> </text:span>using the software KWANT which also show the connection between the<text:span text:style-name="T18"> </text:span>finite Hall conductance and the appearance of edge states. Finally the<text:span text:style-name="T18"> </text:span>authors also analyze the system using spectral localizer to confirm<text:span text:style-name="T18"> </text:span>their results.</text:p>
      <text:p text:style-name="P19"/>
      <text:p text:style-name="P16">We thank Referee <text:span text:style-name="T18">C</text:span> for taking the time to review our manuscript<text:span text:style-name="T55"> and </text:span><text:span text:style-name="T56">raising relevant questions.</text:span><text:span text:style-name="T19"> </text:span>We will address their points one by one, and have improved the manuscript accordingly.</text:p>
      <text:p text:style-name="P19"/>
      <text:p text:style-name="P20">------------------------------------------------------------------------------------------------<text:line-break/>The manuscript is well written. However, I am afraid, I fail to see<text:span text:style-name="T20"> </text:span>the novelty of the work. Appearance of quantized conductance in<text:span text:style-name="T20"> </text:span>presence of disorder is a well studied topic and the theory is also<text:span text:style-name="T20"> </text:span>well established (see PRL103,196805(2009)). These systems are commonly<text:span text:style-name="T20"> </text:span>known as Topological Anderson Insulators which the authors briefly<text:span text:style-name="T20"> </text:span>mention in their conclusion. The authors claim that (introduction,<text:span text:style-name="T20"> </text:span>third paragraph) their model can be continuously deformed into a<text:span text:style-name="T20"> </text:span>trivial insulator which clearly makes their work different from<text:line-break/>earlier study. This aspect is recently reported in PRB110,125117(2024)<text:span text:style-name="T20"> </text:span>which clearly shows how a system can make a topological transition in<text:span text:style-name="T20"> </text:span>presence of a scalar potential by 'nudging'<text:span text:style-name="T20"> </text:span>the order parameter both<text:span text:style-name="T20"> </text:span>in one and two dimensions. It also demonstrate the connection between<text:span text:style-name="T20"> </text:span>the formation of edge states and appearance of finite Hall<text:span text:style-name="T20"> </text:span>conductance. Similar study has been reported previously in<text:span text:style-name="T20"> </text:span>PRB100,054108(2019).</text:p>
      <text:p text:style-name="P19"/>
      <text:p text:style-name="P5">As Referee C correctly points out, the <text:span text:style-name="T21">broad topic of </text:span>quantiz<text:span text:style-name="T21">ed</text:span> conductance in the presence of disorder is a rather rich <text:span text:style-name="T21">and mature one</text:span>. <text:span text:style-name="T21">O</text:span>ur work investigates a qualitatively new <text:span text:style-name="T21">aspect of this setting that we will clearly distinguish from the existing literature pointed out by Referee C in the following.</text:span></text:p>
      <text:p text:style-name="P6"/>
      <text:p text:style-name="P31"><text:span text:style-name="T6">T</text:span><text:span text:style-name="T3">he topological Anderson insulator (TAI) was first reported in PRL</text:span><text:span text:style-name="T12"> </text:span><text:span text:style-name="T1">102</text:span>,<text:span text:style-name="T59"> </text:span>136806<text:span text:style-name="T21">(2009) on an empirical basis and subsequently explained through an effective medium theory arising from a disorder-averaged Green's function in </text:span><text:span text:style-name="T2">PRL</text:span><text:span text:style-name="T12"> </text:span><text:span text:style-name="T2">103,</text:span><text:span text:style-name="T12"> </text:span><text:span text:style-name="T2">196805(2009)</text:span><text:span text:style-name="T3">. The phenomenology of </text:span><text:span text:style-name="T6">the TAI can be summarized as a disorder driven phase transition from a trivial insulator to a topological one. Crucially, this requires a finite disorder amplitude W and starts with the Fermi energy E_F placed in an insulating energy window. </text:span><text:span text:style-name="T3">By contrast, </text:span><text:span text:style-name="T4">in our study </text:span><text:span text:style-name="T3">E_F </text:span><text:span text:style-name="T4">should be thought of as lying </text:span><text:span text:style-name="T3">within </text:span><text:span text:style-name="T5">the bulk energy spectrum </text:span><text:span text:style-name="T3">of a trivial </text:span><text:span text:style-name="T4">band structure, the starting point is thus a conductor. </text:span><text:span text:style-name="T6">Importantly</text:span><text:span text:style-name="T4">, a</text:span><text:span text:style-name="T6">ny</text:span><text:span text:style-name="T4"> </text:span><text:span text:style-name="T6">strength of disorder W </text:span><text:span text:style-name="T4">will turn this band structure into an isolator in the thermodynamic limit according to the well-established theory of Anderson localization</text:span><text:span text:style-name="T8">,</text:span><text:span text:style-name="T4"> </text:span><text:span text:style-name="T8">which</text:span><text:span text:style-name="T6"> </text:span><text:span text:style-name="T4">forces the Hall conductance at E_F to an integer value. If the clean Hall conductance </text:span><text:span text:style-name="T6">at E_F </text:span><text:span text:style-name="T4">has a finite value bigger than 0.5, the system is nudged into a topological insulator phase. </text:span><text:span text:style-name="T6">The topological insulator thus emerges at arbitrarily small W in the thermodynamic limit in a broad Fermi energy window, </text:span><text:span text:style-name="T7">contrarily to the TAI where a finite W is necessary and the topological energy window is small at the onset of the effect and broadens upon further increasing W. Another </text:span><text:span text:style-name="T8">important and distinguishing</text:span><text:span text:style-name="T7"> aspect of the present study is that no effective medium theory is necessary, instead all </text:span><text:soft-page-break/><text:span text:style-name="T7">relevant information is contained in the clean Hall conductance that is determined by the underlying band structure. We also find </text:span><text:span text:style-name="T8">these results </text:span><text:span text:style-name="T7">to </text:span>agree with previous Replica <text:span text:style-name="T54">T</text:span>heory treatments of disordered Chern insulators, see Annals of Physics, Volume 456, 169258 (2023)<text:span text:style-name="T22">.</text:span></text:p>
      <text:p text:style-name="P31"/>
      <text:p text:style-name="P2">PRB<text:span text:style-name="T59"> </text:span>110,<text:span text:style-name="T59"> </text:span>125117(2024)<text:span text:style-name="T23"> treats a Dirac equation in the presence of a </text:span><text:span text:style-name="T31">spatially periodic </text:span><text:span text:style-name="T23">potential V(x). </text:span><text:span text:style-name="T24">Essentially, the band structure is folded back into a smaller Brillouin zone according to the periodicity of V(x). Increasing the magnitude of V(x) is found to induce a transition to a topological <text:s/>band structure. The central point of this work appears to be that a periodic scalar potential can also induce a quantum Hall effect and no vector potential is necessary, however, there is no relation to disorder physics in a narrower sense. </text:span></text:p>
      <text:p text:style-name="P2"/>
      <text:p text:style-name="P7">Finally, <text:span text:style-name="T25">PRB</text:span><text:span text:style-name="T59"> </text:span><text:span text:style-name="T25">100,</text:span><text:span text:style-name="T59"> </text:span><text:span text:style-name="T25">054108(2019)</text:span> studies the phase diagram of the Harper-Hofstadter-Hatsugai model in the presence of disorder. Among other results, the finding is that a finite amount of disorder can induce a topological phase for parameters at which the clean model is trivial, which is again TAI behavior.</text:p>
      <text:p text:style-name="P7"/>
      <text:p text:style-name="P21">------------------------------------------------------------------------------------------------</text:p>
      <text:p text:style-name="P27">The authors also claim that in their case the topological transition<text:span text:style-name="T26"> </text:span>does not take place through band inversion and happens only at large<text:span text:style-name="T26"> </text:span>W. However their results do not prove the absence of band inversion.<text:span text:style-name="T26"> </text:span>The finite longitudinal conductance at E=0 (Fig.2) with finite W<text:line-break/>indicates closing of effective bands. Band inversion can be verified<text:span text:style-name="T26"> </text:span>by constructing suitable order parameter (see PRB110,125117(2024)<text:span text:style-name="T26"> </text:span>which can be used with the wavefunctions of extended system<text:span text:style-name="T26"> </text:span>or<text:span text:style-name="T26"> </text:span>PRL103,196805(2009) which can be used with a effective Hamiltonian<text:span text:style-name="T26"> </text:span>with proper self energy).</text:p>
      <text:p text:style-name="P27"/>
      <text:p text:style-name="P27">In conclusion, I am unable to recommend this manuscript for<text:span text:style-name="T30"> </text:span>publication in Physical Review Letters.</text:p>
      <text:p text:style-name="P3"/>
      <text:p text:style-name="P8">The central claim of our manuscript is that a broad window Fermi energy window supporting a topological (or quantum Hall) phase emerges at the onset of disorder<text:span text:style-name="T27">. The novel physics thus appear at small W</text:span><text:span text:style-name="T28"> and for E_F deep inside the bulk energy spectrum, where the clean Hall conductance is &gt;0.5</text:span><text:span text:style-name="T27">. (Of course, numerical limitations limit us to finite system sizes, where a finite W is necessary to observer the quantized conductance.) </text:span></text:p>
      <text:p text:style-name="P8"/>
      <text:p text:style-name="P9">On the other hand, it is intuitively clear that <text:span text:style-name="T28">at sufficiently large disorder W, the underlying band structure becomes irrelevant and the system should turn into a trivial insulator at any E_F. Thus, the regions of quantized conductance in the </text:span><text:span text:style-name="T26">W-E_F </text:span><text:span text:style-name="T28">phase diagram </text:span><text:span text:style-name="T29">must</text:span><text:span text:style-name="T28"> vanish with increasing W, which is precisely what we observe in Fig. 2. However, this mechanism is in no way responsible for the emergence of the topological phase. Still, it is technically correct that calculating an effective Hamiltonian at E_F = 0 would yield a </text:span><text:span text:style-name="T29">trivial insulator for small W and upon further increasing W a </text:span><text:span text:style-name="T28">band inversion </text:span><text:span text:style-name="T29">to a topological insulator could be observed. We would like to stress again that we do not make any originality claim about this part of the phase diagram. </text:span></text:p>
      <text:p text:style-name="P9"/>
      <text:p text:style-name="P22">------------------------------------------------------------------------------------------------</text:p>
      <text:p text:style-name="P22">Apart from that I have some minor comments.<text:line-break/><text:line-break/>1. Please elaborate the difference between the works based on<text:span text:style-name="T32"> </text:span>Topological Anderson Insulator and the present work in the<text:span text:style-name="T32"> </text:span>introduction.</text:p>
      <text:p text:style-name="P22"/>
      <text:p text:style-name="P10">There exists a number of <text:span text:style-name="T33">potentially related </text:span>works <text:span text:style-name="T33">and it is indeed important to clearly distinguish the findings of the present manuscript from existing literature. However, we strongly feel that any discussion doing justice to this task would be too lengthy for the introduction and lead the reader </text:span><text:soft-page-break/><text:span text:style-name="T33">astray from the original findings of the manuscript. As the TAI is arguably the most prominent effect along these lines, </text:span><text:span text:style-name="T34">the revised manuscript </text:span><text:span text:style-name="T33">mention</text:span><text:span text:style-name="T34">s</text:span><text:span text:style-name="T33"> </text:span><text:span text:style-name="T34">it now </text:span><text:span text:style-name="T33">explicitly </text:span><text:span text:style-name="T34">in the introduction </text:span><text:span text:style-name="T33">and refer</text:span><text:span text:style-name="T34">s</text:span><text:span text:style-name="T33"> the interested reader to a detailed discussion </text:span><text:span text:style-name="T34">following later on</text:span><text:span text:style-name="T33">.</text:span></text:p>
      <text:p text:style-name="P10"/>
      <text:p text:style-name="P23">------------------------------------------------------------------------------------------------<text:line-break/>2. Why do the authors need such anisotropic model to demonstrate this<text:span text:style-name="T35"> </text:span>effect? Is this effect<text:span text:style-name="T36"> </text:span>model (and also geometry which require 1:4<text:span text:style-name="T35"> </text:span>ratio for the scattering region) specific? Does the<text:span text:style-name="T35"> </text:span>result changes<text:span text:style-name="T35"> </text:span>drastically with the aspect ratio?</text:p>
      <text:p text:style-name="P11">The only relevant ingredient for the effect is an energetic separation of mutually Berry compensating Berry fluxes, which leads to a total Chern number of zero but opens an energy window within the band where the clean Hall conductance (which is equal to the total accumulated Berry flux up to E_F as we demonstrate in Appendix D) is &gt; 0.5. In our present model, this is achieved by an anisotropy of the band structure due to the lambda(k_x) factor, however, in principle <text:s/>non-anisotropic models with the aforementioned Berry-flux separation are conceivable. </text:p>
      <text:p text:style-name="P11"/>
      <text:p text:style-name="P12">The anisotropic aspect ratio is only chosen to mitigate finite-size effects. <text:span text:style-name="T37">In general, we expect the result to be converged with respect to finite-size effects when the system size is much bigger than the localization length at given W. Due to the anisotropic band structure, the localization length in y-direction is generally much smaller, which means that N_y can be chosen smaller than N_x. However, we would like to stress that with unlimited numerical resources or in an actual large-scale experiment, any aspect ratio would be fine</text:span><text:span text:style-name="T38"> as long as the absolute size is big enough</text:span><text:span text:style-name="T37">.</text:span></text:p>
      <text:p text:style-name="P12"/>
      <text:p text:style-name="P24">------------------------------------------------------------------------------------------------</text:p>
      <text:p text:style-name="P24">3. For the scattering region, the hopping parameters are of the order<text:span text:style-name="T38"> </text:span>of 1 whereas for the<text:span text:style-name="T38"> </text:span>electrode it is 10(!). This can create a huge<text:span text:style-name="T38"> </text:span>interfacial effect which can also have an impact on<text:span text:style-name="T38"> </text:span>the transport<text:span text:style-name="T38"> </text:span>properties. Please check this carefully. If possible use hopping<text:span text:style-name="T38"> </text:span>parameter of<text:span text:style-name="T38"> </text:span>similar magnitude.</text:p>
      <text:p text:style-name="P24"/>
      <text:p text:style-name="P32"><text:span text:style-name="T9">A large hopping parameter in the leads is </text:span><text:span text:style-name="T10">a common approximation </text:span><text:span text:style-name="T9">known as the "wide-band limit" (please see, e.g., </text:span><text:span text:style-name="T11">"</text:span>J. Chem. Theory Comput., 2018, 14, 5, 2495-2504<text:span text:style-name="T42">"</text:span><text:span text:style-name="T9">) and ensures that there is a homogeneous density of current-carrying states available in the leads for all energies in the scattering region in order to minimize the influence of the lead dispersion on the transport properties. </text:span></text:p>
      <text:p text:style-name="P13"/>
      <text:p text:style-name="P13">We calculated the conductance in a two-terminal system of size Nx = 800, Ny = 200 with OBC along y at disorder strength W = 1.5 and E_F = 1 for t_lead = 2...10 as a numerical check. The total conductance due to the edge states remains quantized to 1 for the whole range of t_lead. Please see <text:span text:style-name="T39">the attached plo</text:span><text:span text:style-name="T40">t</text:span><text:span text:style-name="T43"> "G_over_t_lead.png"</text:span><text:span text:style-name="T40">.</text:span></text:p>
      <text:p text:style-name="P28"/>
      <text:p text:style-name="P24">------------------------------------------------------------------------------------------------</text:p>
      <text:p text:style-name="P24">4. The authors claim to start with trivial insulator. However Fig.3<text:span text:style-name="T41"> </text:span>shows finite Hall conductance with W=0. Could you please explain that?<text:span text:style-name="T41"> </text:span>Could you compare the impurity free numerical result with the<text:span text:style-name="T41"> </text:span>analytical result obtained using Eq.11 of Supplementary<text:span text:style-name="T41"> </text:span>information?</text:p>
      <text:p text:style-name="P23"/>
      <text:p text:style-name="P14">As we state in Eq.(2) of the manuscript, the clean (W = 0) Hall conductance at a given E_F equals the accumulated Berry Flux up to this energy. Due to the energetic separation of Berry flux within the band, there can be a sizeable value of the Hall conductance at intermediate energy which is compensated by negative Berry flux at higher energies, such that the total band remains trivial.</text:p>
      <text:p text:style-name="P14"/>
      <text:p text:style-name="P14">We reproduced the analytical result for the clean system numerically with the Kubo-Bastin formalism implemented in KWANT.</text:p>
      <text:p text:style-name="P14"><text:soft-page-break/></text:p>
      <text:p text:style-name="P25">------------------------------------------------------------------------------------------------</text:p>
      <text:p text:style-name="P29">5. One important feature of topological invariants and the Hall<text:span text:style-name="T42"> </text:span>conductance is that, their sum over all the bands is zero. Here the<text:span text:style-name="T42"> </text:span>topological index (Fig.2) and Hall conductance (Figs.1,3) has same<text:span text:style-name="T42"> </text:span>sign for both positive and negative energy bands. Could you please<text:span text:style-name="T42"> </text:span>explain that.</text:p>
      <text:p text:style-name="P14"/>
      <text:p text:style-name="P15">As Referee C correctly states, the sum over all Chern numbers always equals zero. However, the Hall conductance measures the accumulated Berry flux up to a certain energy and there is no zero<text:span text:style-name="T44">-</text:span>sum rule. As a minimal example, consider a two-band model with Chern numbers +1 for the lower band and -1 for the upper band. Then, there is only a single gap with Hall conductance 1 and <text:span text:style-name="T44">no zero-sum rule applies.</text:span></text:p>
      <text:p text:style-name="P15"/>
      <text:p text:style-name="P3">------------------------------------------------------------------------------------------------</text:p>
      <text:p text:style-name="P3"/>
      <text:p text:style-name="P33">Summary of changes:</text:p>
      <text:p text:style-name="Standard"/>
      <text:p text:style-name="P38">1.<text:span text:style-name="T66"> Revised Section 5 of the supplemental material according to Referee B's suggestions.</text:span></text:p>
      <text:p text:style-name="P38"/>
      <text:p text:style-name="P39"><text:span text:style-name="T62">7</text:span>. Minor stylistic and typographic corrections.</text:p>
      <text:p text:style-name="P39"/>
      <text:p text:style-name="P41"/>
      <text:p text:style-name="Standard"/>
      <text:p text:style-name="P34"><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1T15:22:14.574051383</meta:creation-date>
    <dc:date>2025-09-23T18:52:48.331749296</dc:date>
    <meta:editing-duration>PT22H54M40S</meta:editing-duration>
    <meta:editing-cycles>116</meta:editing-cycles>
    <meta:generator>LibreOffice/7.3.7.2$Linux_X86_64 LibreOffice_project/30$Build-2</meta:generator>
    <meta:document-statistic meta:table-count="0" meta:image-count="0" meta:object-count="0" meta:page-count="6" meta:paragraph-count="52" meta:word-count="2329" meta:character-count="15854" meta:non-whitespace-character-count="13558"/>
  </office:meta>
</office:document-meta>
</file>